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.416cm" style:rel-column-width="5461*"/>
    </style:style>
    <style:style style:name="Таблица3.C" style:family="table-column">
      <style:table-column-properties style:column-width="2.833cm" style:rel-column-width="10922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background-color="#cc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3.G1" style:family="table-cell">
      <style:table-cell-properties fo:padding="0.097cm" fo:border="0.002cm solid #000000"/>
    </style:style>
    <style:style style:name="Таблица3.A2" style:family="table-cell">
      <style:table-cell-properties fo:background-color="#ccffff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3.G2" style:family="table-cell">
      <style:table-cell-properties fo:background-color="#cc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3.A3" style:family="table-cell">
      <style:table-cell-properties fo:padding="0.097cm" fo:border-left="0.002cm solid #000000" fo:border-right="none" fo:border-top="none" fo:border-bottom="0.002cm solid #000000"/>
    </style:style>
    <style:style style:name="Таблица3.C3" style:family="table-cell" style:data-style-name="N0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3.D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3.G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3.5" style:family="table-row">
      <style:table-row-properties style:min-row-height="0.63cm"/>
    </style:style>
    <style:style style:name="Таблица3.F6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3.G7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officeooo:paragraph-rsid="00155df7"/>
    </style:style>
    <style:style style:name="P2" style:family="paragraph" style:parent-style-name="Standard">
      <style:text-properties officeooo:paragraph-rsid="0015effb"/>
    </style:style>
    <style:style style:name="P3" style:family="paragraph" style:parent-style-name="Standard">
      <style:text-properties officeooo:paragraph-rsid="00168e43"/>
    </style:style>
    <style:style style:name="P4" style:family="paragraph" style:parent-style-name="Standard">
      <style:paragraph-properties fo:text-align="justify" style:justify-single-word="false"/>
      <style:text-properties officeooo:paragraph-rsid="0017019a"/>
    </style:style>
    <style:style style:name="P5" style:family="paragraph" style:parent-style-name="Standard">
      <style:paragraph-properties fo:text-align="justify" style:justify-single-word="false"/>
      <style:text-properties officeooo:paragraph-rsid="0017b2f8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8" style:family="paragraph" style:parent-style-name="Table_20_Contents">
      <style:text-properties officeooo:paragraph-rsid="0015effb"/>
    </style:style>
    <style:style style:name="P9" style:family="paragraph" style:parent-style-name="Table_20_Contents">
      <style:text-properties officeooo:paragraph-rsid="00168e43"/>
    </style:style>
    <style:style style:name="P10" style:family="paragraph" style:parent-style-name="Table_20_Contents">
      <style:paragraph-properties fo:background-color="transparent">
        <style:background-image/>
      </style:paragraph-properties>
      <style:text-properties officeooo:paragraph-rsid="00168e43"/>
    </style:style>
    <style:style style:name="T1" style:family="text">
      <style:text-properties officeooo:rsid="00155df7"/>
    </style:style>
    <style:style style:name="T2" style:family="text">
      <style:text-properties officeooo:rsid="0015effb"/>
    </style:style>
    <style:style style:name="T3" style:family="text">
      <style:text-properties officeooo:rsid="00168e43"/>
    </style:style>
    <style:style style:name="T4" style:family="text">
      <style:text-properties officeooo:rsid="0017019a"/>
    </style:style>
    <style:style style:name="T5" style:family="text">
      <style:text-properties officeooo:rsid="0017b2f8"/>
    </style:style>
    <style:style style:name="T6" style:family="text">
      <style:text-properties fo:color="#000000" style:font-name="Monospace" fo:font-size="10pt" style:font-name-asian="Monospace" style:font-size-asian="10pt" style:font-name-complex="Monospace" style:font-size-complex="10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1 = {горячая, не очень горячая, теплая, прохладная, холодная}</text:span></text:p>
      <text:p text:style-name="P1"><text:span text:style-name="T1">T2 = {большой угол вправо, небольшой угол вправо, нуль, небольшой угол влево, большой угол влево}</text:span></text:p>
      <text:p text:style-name="P1"><text:span text:style-name="T1"/></text:p>
      <text:p text:style-name="P1"><text:span text:style-name="T1">TC1 = {трапеция, треугольник, треугольник, треугольник, трапеция}</text:span></text:p>
      <text:p text:style-name="P1"><text:span text:style-name="T1">TC1 = { [0 0 10 30], [20 35 50], [40 50 60], [50 60 70], [60 </text:span><text:span text:style-name="T5">9</text:span><text:span text:style-name="T1">0 100 100] }</text:span></text:p>
      <text:p text:style-name="P1"><text:span text:style-name="T1"/></text:p>
      <text:p text:style-name="P1"><text:span text:style-name="T1">TC2 = {трапеция, треугольник, треугольник, треугольник, трапеция}</text:span></text:p>
      <text:p text:style-name="P1"><text:span text:style-name="T1">TC2 = { [-90 -90 -72 -36], [-54 -27 0], [-18 0 18], [0 27 54], [36 72 90 90] }</text:span></text:p>
      <text:p text:style-name="P1"><text:span text:style-name="T1"/></text:p>
      <text:p text:style-name="P1"><text:span text:style-name="T1">Перебазируем и нормируем:</text:span></text:p>
      <text:p text:style-name="P1"><text:span text:style-name="T1">ТСПН1 = { [0 0 0.1 0.3], [0.2 0.35 0.5], [0.4 0.5 0.6], [0.5 0.6 0.7], [0.6 0.</text:span><text:span text:style-name="T5">9</text:span><text:span text:style-name="T1"> 1 1] }</text:span></text:p>
      <text:p text:style-name="P1"><text:span text:style-name="T1">ТСПН2 = { [ 0 0 0.1 0.3], [0.2 0.35 0.5], [0.4 0.5 0.6], [0.5 0.65 0.8], [0.7 0.9 1 1] }</text:span></text:p>
      <text:p text:style-name="P1"><text:span text:style-name="T1"/></text:p>
      <text:p text:style-name="P2"><text:span text:style-name="T2">Составляем таблицу центров нечетких множеств для входных лингвистических переменных:</text:span>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8"><text:span text:style-name="T2">Горячая</text:span></text:p>
          </table:table-cell>
          <table:table-cell table:style-name="Таблица1.B1" office:value-type="string">
            <text:p text:style-name="P8"><text:span text:style-name="T2">0.05</text:span></text:p>
          </table:table-cell>
        </table:table-row>
        <table:table-row>
          <table:table-cell table:style-name="Таблица1.A2" office:value-type="string">
            <text:p text:style-name="P8"><text:span text:style-name="T2">Не очень горячая</text:span></text:p>
          </table:table-cell>
          <table:table-cell table:style-name="Таблица1.B2" office:value-type="string">
            <text:p text:style-name="P8"><text:span text:style-name="T2">0.35</text:span></text:p>
          </table:table-cell>
        </table:table-row>
        <table:table-row>
          <table:table-cell table:style-name="Таблица1.A2" office:value-type="string">
            <text:p text:style-name="P8"><text:span text:style-name="T2">теплая</text:span></text:p>
          </table:table-cell>
          <table:table-cell table:style-name="Таблица1.B2" office:value-type="string">
            <text:p text:style-name="P8"><text:span text:style-name="T2">0.5</text:span></text:p>
          </table:table-cell>
        </table:table-row>
        <table:table-row>
          <table:table-cell table:style-name="Таблица1.A2" office:value-type="string">
            <text:p text:style-name="P8"><text:span text:style-name="T2">прохладная</text:span></text:p>
          </table:table-cell>
          <table:table-cell table:style-name="Таблица1.B2" office:value-type="string">
            <text:p text:style-name="P8"><text:span text:style-name="T2">0.6</text:span></text:p>
          </table:table-cell>
        </table:table-row>
        <table:table-row>
          <table:table-cell table:style-name="Таблица1.A2" office:value-type="string">
            <text:p text:style-name="P8"><text:span text:style-name="T2">холодная</text:span></text:p>
          </table:table-cell>
          <table:table-cell table:style-name="Таблица1.B2" office:value-type="string">
            <text:p text:style-name="P8"><text:span text:style-name="T2">0.</text:span><text:span text:style-name="T5">9</text:span><text:span text:style-name="T2">5</text:span></text:p>
          </table:table-cell>
        </table:table-row>
      </table:table>
      <text:p text:style-name="P2"><text:span text:style-name="T2"/></text:p>
      <text:p text:style-name="P2"><text:span text:style-name="T2">Составляем таблицу центров нечетких множеств для выходных лингвистических переменных:</text:span>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8"><text:span text:style-name="T2">Большой угол вправо</text:span></text:p>
          </table:table-cell>
          <table:table-cell table:style-name="Таблица2.B1" office:value-type="string">
            <text:p text:style-name="P8"><text:span text:style-name="T2">0.05</text:span></text:p>
          </table:table-cell>
        </table:table-row>
        <table:table-row>
          <table:table-cell table:style-name="Таблица2.A2" office:value-type="string">
            <text:p text:style-name="P8"><text:span text:style-name="T2">Небольшо</text:span><text:span text:style-name="T3">й</text:span><text:span text:style-name="T2"> угол вправо</text:span></text:p>
          </table:table-cell>
          <table:table-cell table:style-name="Таблица2.B2" office:value-type="string">
            <text:p text:style-name="P8"><text:span text:style-name="T2">0.35</text:span></text:p>
          </table:table-cell>
        </table:table-row>
        <table:table-row>
          <table:table-cell table:style-name="Таблица2.A2" office:value-type="string">
            <text:p text:style-name="P8"><text:span text:style-name="T2">нуль</text:span></text:p>
          </table:table-cell>
          <table:table-cell table:style-name="Таблица2.B2" office:value-type="string">
            <text:p text:style-name="P8"><text:span text:style-name="T2">0.5</text:span></text:p>
          </table:table-cell>
        </table:table-row>
        <table:table-row>
          <table:table-cell table:style-name="Таблица2.A2" office:value-type="string">
            <text:p text:style-name="P8"><text:span text:style-name="T2">Небольшой угол влево</text:span></text:p>
          </table:table-cell>
          <table:table-cell table:style-name="Таблица2.B2" office:value-type="string">
            <text:p text:style-name="P8"><text:span text:style-name="T2">0.65</text:span></text:p>
          </table:table-cell>
        </table:table-row>
        <table:table-row>
          <table:table-cell table:style-name="Таблица2.A2" office:value-type="string">
            <text:p text:style-name="P8"><text:span text:style-name="T2">Большой угол влево</text:span></text:p>
          </table:table-cell>
          <table:table-cell table:style-name="Таблица2.B2" office:value-type="string">
            <text:p text:style-name="P8"><text:span text:style-name="T2">0.95</text:span></text:p>
          </table:table-cell>
        </table:table-row>
      </table:table>
      <text:p text:style-name="P2"><text:span text:style-name="T2"/></text:p>
      <text:p text:style-name="P3"><text:span text:style-name="T3">Т нормы равны центрам ядер входных ЛП, так как переменная одна.</text:span></text:p>
      <text:p text:style-name="P3"><text:span text:style-name="T3">Считаем отклонение дельта, модуль от разности Т нормы и центра ядра выходной ЛП:</text:span></text:p>
      <table:table table:name="Таблица3" table:style-name="Таблица3">
        <table:table-column table:style-name="Таблица3.A" table:number-columns-repeated="2"/>
        <table:table-column table:style-name="Таблица3.C" table:number-columns-repeated="5"/>
        <table:table-row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P9"><text:span text:style-name="T2">Большой угол вправо</text:span></text:p>
          </table:table-cell>
          <table:table-cell table:style-name="Таблица3.A1" office:value-type="string">
            <text:p text:style-name="P9"><text:span text:style-name="T2">Небольшо</text:span><text:span text:style-name="T3">й</text:span><text:span text:style-name="T2"> угол вправо</text:span></text:p>
          </table:table-cell>
          <table:table-cell table:style-name="Таблица3.A1" office:value-type="string">
            <text:p text:style-name="P9"><text:span text:style-name="T2">нуль</text:span></text:p>
          </table:table-cell>
          <table:table-cell table:style-name="Таблица3.A1" office:value-type="string">
            <text:p text:style-name="P9"><text:span text:style-name="T2">Небольшой угол влево</text:span></text:p>
          </table:table-cell>
          <table:table-cell table:style-name="Таблица3.G1" office:value-type="string">
            <text:p text:style-name="P9"><text:span text:style-name="T2">Большой угол влево</text:span></text:p>
          </table:table-cell>
        </table:table-row>
        <table:table-row>
          <table:table-cell table:style-name="Таблица3.A2" office:value-type="string">
            <text:p text:style-name="P8"><text:span text:style-name="T2"/></text:p>
          </table:table-cell>
          <table:table-cell table:style-name="Таблица3.A2" office:value-type="string">
            <text:p text:style-name="P8"/>
          </table:table-cell>
          <table:table-cell table:style-name="Таблица3.A2" office:value-type="string">
            <text:p text:style-name="P9"><text:span text:style-name="T3">0.05</text:span></text:p>
          </table:table-cell>
          <table:table-cell table:style-name="Таблица3.A2" office:value-type="string">
            <text:p text:style-name="P9"><text:span text:style-name="T3">0.35</text:span></text:p>
          </table:table-cell>
          <table:table-cell table:style-name="Таблица3.A2" office:value-type="string">
            <text:p text:style-name="P9"><text:span text:style-name="T3">0.5</text:span></text:p>
          </table:table-cell>
          <table:table-cell table:style-name="Таблица3.A2" office:value-type="string">
            <text:p text:style-name="P9"><text:span text:style-name="T3">0.65</text:span></text:p>
          </table:table-cell>
          <table:table-cell table:style-name="Таблица3.G2" office:value-type="string">
            <text:p text:style-name="P9"><text:span text:style-name="T3">0.95</text:span></text:p>
          </table:table-cell>
        </table:table-row>
        <table:table-row>
          <table:table-cell table:style-name="Таблица3.A3" office:value-type="string">
            <text:p text:style-name="P9"><text:span text:style-name="T2">Горячая</text:span></text:p>
          </table:table-cell>
          <table:table-cell table:style-name="Таблица3.A2" office:value-type="string">
            <text:p text:style-name="P8"><text:span text:style-name="T2">0.05</text:span></text:p>
          </table:table-cell>
          <table:table-cell table:style-name="Таблица3.C3" table:formula="ooow:&lt;B3&gt;-&lt;C2&gt;" office:value-type="float" office:value="0">
            <text:p text:style-name="P9"><text:span text:style-name="T3">0</text:span></text:p>
          </table:table-cell>
          <table:table-cell table:style-name="Таблица3.D3" office:value-type="string">
            <text:p text:style-name="P9"><text:span text:style-name="T3">0.3</text:span></text:p>
          </table:table-cell>
          <table:table-cell table:style-name="Таблица3.D3" office:value-type="string">
            <text:p text:style-name="P9"><text:span text:style-name="T3">0.45</text:span></text:p>
          </table:table-cell>
          <table:table-cell table:style-name="Таблица3.D3" office:value-type="string">
            <text:p text:style-name="P9"><text:span text:style-name="T3">0.6</text:span></text:p>
          </table:table-cell>
          <table:table-cell table:style-name="Таблица3.G3" office:value-type="string">
            <text:p text:style-name="P9"><text:span text:style-name="T3">0.9</text:span></text:p>
          </table:table-cell>
        </table:table-row>
        <table:table-row>
          <table:table-cell table:style-name="Таблица3.A3" office:value-type="string">
            <text:p text:style-name="P8"><text:span text:style-name="T2">Не очень горячая</text:span></text:p>
          </table:table-cell>
          <table:table-cell table:style-name="Таблица3.A2" office:value-type="string">
            <text:p text:style-name="P8"><text:span text:style-name="T2">0.35</text:span></text:p>
          </table:table-cell>
          <table:table-cell table:style-name="Таблица3.D3" office:value-type="string">
            <text:p text:style-name="P9"><text:span text:style-name="T3">0.3</text:span></text:p>
          </table:table-cell>
          <table:table-cell table:style-name="Таблица3.C3" office:value-type="float" office:value="0">
            <text:p text:style-name="P9"><text:span text:style-name="T3">0</text:span></text:p>
          </table:table-cell>
          <table:table-cell table:style-name="Таблица3.D3" office:value-type="string">
            <text:p text:style-name="P9"><text:span text:style-name="T3">0.15</text:span></text:p>
          </table:table-cell>
          <table:table-cell table:style-name="Таблица3.D3" office:value-type="string">
            <text:p text:style-name="P9"><text:span text:style-name="T3">0.3</text:span></text:p>
          </table:table-cell>
          <table:table-cell table:style-name="Таблица3.G3" office:value-type="string">
            <text:p text:style-name="P9"><text:span text:style-name="T3">0.6</text:span></text:p>
          </table:table-cell>
        </table:table-row>
        <table:table-row table:style-name="Таблица3.5">
          <table:table-cell table:style-name="Таблица3.A3" office:value-type="string">
            <text:p text:style-name="P8"><text:span text:style-name="T2">теплая</text:span></text:p>
          </table:table-cell>
          <table:table-cell table:style-name="Таблица3.A2" office:value-type="string">
            <text:p text:style-name="P8"><text:span text:style-name="T2">0.5</text:span></text:p>
          </table:table-cell>
          <table:table-cell table:style-name="Таблица3.D3" office:value-type="string">
            <text:p text:style-name="P9"><text:span text:style-name="T3">0.45</text:span></text:p>
          </table:table-cell>
          <table:table-cell table:style-name="Таблица3.D3" office:value-type="string">
            <text:p text:style-name="P9"><text:span text:style-name="T3">0.15</text:span></text:p>
          </table:table-cell>
          <table:table-cell table:style-name="Таблица3.C3" office:value-type="float" office:value="0">
            <text:p text:style-name="P10"><text:span text:style-name="T3">0</text:span></text:p>
          </table:table-cell>
          <table:table-cell table:style-name="Таблица3.D3" office:value-type="string">
            <text:p text:style-name="P9"><text:span text:style-name="T3">0.15</text:span></text:p>
          </table:table-cell>
          <table:table-cell table:style-name="Таблица3.G3" office:value-type="string">
            <text:p text:style-name="P9"><text:span text:style-name="T3">0.45</text:span></text:p>
          </table:table-cell>
        </table:table-row>
        <table:table-row>
          <table:table-cell table:style-name="Таблица3.A3" office:value-type="string">
            <text:p text:style-name="P8"><text:span text:style-name="T2">прохладная</text:span></text:p>
          </table:table-cell>
          <table:table-cell table:style-name="Таблица3.A2" office:value-type="string">
            <text:p text:style-name="P8"><text:span text:style-name="T2">0.6</text:span></text:p>
          </table:table-cell>
          <table:table-cell table:style-name="Таблица3.D3" office:value-type="string">
            <text:p text:style-name="P9"><text:span text:style-name="T3">0.55</text:span></text:p>
          </table:table-cell>
          <table:table-cell table:style-name="Таблица3.D3" office:value-type="string">
            <text:p text:style-name="P9"><text:span text:style-name="T3">0.25</text:span></text:p>
          </table:table-cell>
          <table:table-cell table:style-name="Таблица3.D3" office:value-type="string">
            <text:p text:style-name="P9"><text:span text:style-name="T3">0.1</text:span></text:p>
          </table:table-cell>
          <table:table-cell table:style-name="Таблица3.F6" office:value-type="string">
            <text:p text:style-name="P9"><text:span text:style-name="T3">0.05</text:span></text:p>
          </table:table-cell>
          <table:table-cell table:style-name="Таблица3.G3" office:value-type="string">
            <text:p text:style-name="P9"><text:span text:style-name="T3">0.35</text:span></text:p>
          </table:table-cell>
        </table:table-row>
        <table:table-row>
          <table:table-cell table:style-name="Таблица3.A3" office:value-type="string">
            <text:p text:style-name="P8"><text:span text:style-name="T2">холодная</text:span></text:p>
          </table:table-cell>
          <table:table-cell table:style-name="Таблица3.A2" office:value-type="string">
            <text:p text:style-name="P8"><text:span text:style-name="T2">0.</text:span><text:span text:style-name="T5">9</text:span><text:span text:style-name="T2">5</text:span></text:p>
          </table:table-cell>
          <table:table-cell table:style-name="Таблица3.D3" office:value-type="string">
            <text:p text:style-name="P9"><text:span text:style-name="T3">0.</text:span><text:span text:style-name="T5">9</text:span></text:p>
          </table:table-cell>
          <table:table-cell table:style-name="Таблица3.D3" office:value-type="string">
            <text:p text:style-name="P9"><text:span text:style-name="T3">0.</text:span><text:span text:style-name="T5">6</text:span></text:p>
          </table:table-cell>
          <table:table-cell table:style-name="Таблица3.D3" office:value-type="string">
            <text:p text:style-name="P9"><text:span text:style-name="T3">0.</text:span><text:span text:style-name="T5">4</text:span><text:span text:style-name="T3">5</text:span></text:p>
          </table:table-cell>
          <table:table-cell table:style-name="Таблица3.D3" office:value-type="string">
            <text:p text:style-name="P9"><text:span text:style-name="T3">0.</text:span><text:span text:style-name="T5">3</text:span></text:p>
          </table:table-cell>
          <table:table-cell table:style-name="Таблица3.G7" office:value-type="string">
            <text:p text:style-name="P10"><text:span text:style-name="T3">0</text:span></text:p>
            <text:p text:style-name="P9"><text:span text:style-name="T3"/></text:p>
          </table:table-cell>
        </table:table-row>
      </table:table>
      <text:p text:style-name="P4"><text:soft-page-break/><text:span text:style-name="T4">Рассчитываем альфа-</text:span><text:span text:style-name="T5">сечение</text:span><text:span text:style-name="T4"> для выделения порога вероятности, вычитаем из следующего выходного ядра предыдущее,берем модуль </text:span><text:span text:style-name="T5">и делим на два</text:span><text:span text:style-name="T4">: </text:span></text:p>
      <text:p text:style-name="P4"><text:span text:style-name="T4">0.</text:span><text:span text:style-name="T5">15</text:span><text:span text:style-name="T4"> : 0.</text:span><text:span text:style-name="T5">07</text:span><text:span text:style-name="T4"> : 0.</text:span><text:span text:style-name="T5">07</text:span><text:span text:style-name="T4">: 0.</text:span><text:span text:style-name="T5">15</text:span><text:span text:style-name="T4"> : </text:span><text:span text:style-name="T5">0</text:span></text:p>
      <text:p text:style-name="P4"><text:span text:style-name="T5"/></text:p>
      <text:p text:style-name="P5"><text:span text:style-name="T5">Получаем 5 правил и вывод программы:</text:span></text:p>
      <text:p text:style-name="P6"/>
      <text:p text:style-name="P6">T-норма 25 [0.050000000000000003, 0.050000000000000003, 0.050000000000000003, 0.050000000000000003, 0.050000000000000003, 0.34999999999999998, 0.34999999999999998, 0.34999999999999998, 0.34999999999999998, 0.34999999999999998, 0.5, 0.5, 0.5, 0.5, 0.5, 0.59999999999999998, 0.59999999999999998, 0.59999999999999998, 0.59999999999999998, 0.59999999999999998, 0.94999999999999996, 0.94999999999999996, 0.94999999999999996, 0.94999999999999996, 0.94999999999999996]</text:p>
      <text:p text:style-name="P6">Отклонение 5 [[0.0, 0.29999999999999999, 0.45000000000000001, 0.59999999999999998, 0.89999999999999991], [0.29999999999999999, 0.0, 0.15000000000000002, 0.30000000000000004, 0.59999999999999998], [0.45000000000000001, 0.15000000000000002, 0.0, 0.15000000000000002, 0.44999999999999996], [0.54999999999999993, 0.25, 0.099999999999999978, 0.050000000000000044, 0.34999999999999998], [0.89999999999999991, 0.59999999999999998, 0.44999999999999996, 0.29999999999999993, 0.0]]</text:p>
      <text:p text:style-name="P6"/>
      <text:p text:style-name="P6">Альфа-сечение 5 [0.14999999999999999, 0.075000000000000011, 0.075000000000000011, 0.14999999999999997, 0.025000000000000022]</text:p>
      <text:p text:style-name="P6"/>
      <text:p text:style-name="P6">Минимальное покрытие 5 [[(['inVar1', 'in11'],), ['outer', 'out11']], [(['inVar1', 'in12'],), ['outer', 'out12']], [(['inVar1', 'in13'],), ['outer', 'out13']], [(['inVar1', 'in14'],), ['outer', 'out14']], [(['inVar1', 'in15'],), ['outer', 'out15']]]</text:p>
      <text:p text:style-name="P6"/>
      <text:p text:style-name="P6">температура горячая =&gt; угол поворота большой угол вправо</text:p>
      <text:p text:style-name="P6">температура не очень горячая =&gt; угол поворота небольшой угол вправо</text:p>
      <text:p text:style-name="P6">температура теплая =&gt; угол поворота нуль</text:p>
      <text:p text:style-name="P6">температура прохладная =&gt; угол поворота небольшой угол влево</text:p>
      <text:p text:style-name="P7"><text:span text:style-name="T6">температура холодная =&gt; угол поворота большой угол влево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k </meta:initial-creator>
    <meta:creation-date>2011-04-06T23:50:27</meta:creation-date>
    <dc:date>2011-04-07T04:47:54</dc:date>
    <dc:creator>dik </dc:creator>
    <meta:editing-duration>PT04H57M27S</meta:editing-duration>
    <meta:editing-cycles>5</meta:editing-cycles>
    <meta:generator>OpenOffice.org/3.2$Linux OpenOffice.org_project/320m19$Build-9505</meta:generator>
    <meta:document-statistic meta:table-count="3" meta:image-count="0" meta:object-count="0" meta:page-count="2" meta:paragraph-count="90" meta:word-count="408" meta:character-count="3148"/>
  </office:meta>
</office:document-meta>
</file>